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8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style:font-weight-asian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6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7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8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9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0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41" style:family="paragraph" style:parent-style-name="Standard" style:list-style-name="WWNum3">
      <style:paragraph-properties fo:margin-left="1in" fo:margin-right="0in" fo:margin-top="0in" fo:margin-bottom="0.0429in" loext:contextual-spacing="false" fo:text-indent="-0.25in" style:auto-text-indent="false"/>
    </style:style>
    <style:style style:name="P42" style:family="paragraph" style:parent-style-name="Standard">
      <style:paragraph-properties fo:margin-top="0.1665in" fo:margin-bottom="0.1665in" loext:contextual-spacing="false" fo:line-height="100%"/>
    </style:style>
    <style:style style:name="P4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none"/>
    </style:style>
    <style:style style:name="T17" style:family="text">
      <style:text-properties style:font-name="Arial" fo:font-size="11pt" style:font-name-asian="Arial1" style:font-size-asian="11pt" style:font-name-complex="Arial1" style:font-size-complex="11pt"/>
    </style:style>
    <style:style style:name="T18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bookmark text:name="_aczyuw2yex2w"/><text:span text:style-name="T1">Desarrollo de Interfaces</text:span><text:span text:style-name="T2"><text:line-break/></text:span><text:span text:style-name="T3">Proyecto entregable 02 - Codificando con Dart</text:span></text:p>
      <text:p text:style-name="P1"><draw:frame draw:style-name="fr1" draw:name="image1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4"><text:span text:style-name="T5">Autor: Sergi García</text:span><draw:frame draw:style-name="fr3" draw:name="image4.png" text:anchor-type="char" svg:x="3.4583in" svg:y="0.4374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4"><text:span text:style-name="T6">Licencia</text:span></text:p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/>
      <text:p text:style-name="P6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6"/>
      <text:p text:style-name="P12"><text:span text:style-name="T8"><text:s/>📖 </text:span><text:span text:style-name="T9">Importante</text:span></text:p>
      <text:p text:style-name="P13"/>
      <text:p text:style-name="P12"><text:span text:style-name="T8"><text:s/>❕ </text:span><text:span text:style-name="T9">Atención</text:span></text:p>
      <text:p text:style-name="P13"><text:s/></text:p>
      <text:p text:style-name="P12"><text:span text:style-name="T8"><text:s/>💬</text:span> <text:span text:style-name="T9">Interesante</text:span></text:p>
      <text:p text:style-name="P14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6"><text:a xlink:type="simple" xlink:href="#_i7n91wajds6v" text:style-name="Index_20_Link" text:visited-style-name="Index_20_Link"><text:span text:style-name="T13">1. Objetivo del proyecto<text:tab/>3</text:span></text:a></text:p>
          <text:p text:style-name="P16"><text:soft-page-break/><text:a xlink:type="simple" xlink:href="#_gk3qli60ehiv" text:style-name="Index_20_Link" text:visited-style-name="Index_20_Link"><text:span text:style-name="T13">2. Descripción general<text:tab/>3</text:span></text:a></text:p>
          <text:p text:style-name="P16"><text:a xlink:type="simple" xlink:href="#_vswm7y1batav" text:style-name="Index_20_Link" text:visited-style-name="Index_20_Link"><text:span text:style-name="T13">3. Normas de realización OBLIGATORIAS<text:tab/>3</text:span></text:a></text:p>
          <text:p text:style-name="P16"><text:a xlink:type="simple" xlink:href="#_594gidfoncy2" text:style-name="Index_20_Link" text:visited-style-name="Index_20_Link"><text:span text:style-name="T13">4. Instrucciones detalladas<text:tab/>4</text:span></text:a></text:p>
          <text:p text:style-name="P16"><text:a xlink:type="simple" xlink:href="#_1gybe23tfom2" text:style-name="Index_20_Link" text:visited-style-name="Index_20_Link"><text:span text:style-name="T13">5. Criterios de evaluación (Apto/No apto)<text:tab/>4</text:span></text:a></text:p>
          <text:p text:style-name="P16"><text:a xlink:type="simple" xlink:href="#_8owcssx7s2n5" text:style-name="Index_20_Link" text:visited-style-name="Index_20_Link"><text:span text:style-name="T13">6. Entregables<text:tab/>5</text:span></text:a></text:p>
        </text:index-body>
      </text:table-of-content>
      <text:p text:style-name="P15"/>
      <text:p text:style-name="P18"/>
      <text:p text:style-name="P23"><text:span text:style-name="T11">Proyecto entregable 02 - Codificando con Dart - Unidad 07</text:span></text:p>
      <text:p text:style-name="Heading_20_1"><text:bookmark text:name="_i7n91wajds6v"/>1. Objetivo del proyecto</text:p>
      <text:p text:style-name="P9">Este proyecto tiene como objetivo que el alumnado demuestre de forma individual su competencia en la resolución de problemas algorítmicos, su familiaridad con el lenguaje de programación Dart y su capacidad para comprender, adaptar, documentar y mejorar código basándose en feedback específico.</text:p>
      <text:p text:style-name="P9">La evaluación se centrará en la funcionalidad, la calidad del código, su documentación y la comprensión de los conceptos.</text:p>
      <text:p text:style-name="Heading_20_1"><text:bookmark text:name="_gk3qli60ehiv"/>2. Descripción general</text:p>
      <text:p text:style-name="P9">El alumnado deberá completar 15 ejercicios (katas) de la plataforma CodeWars <text:a xlink:type="simple" xlink:href="https://www.codewars.com/" text:style-name="ListLabel_20_55" text:visited-style-name="ListLabel_20_55"><text:span text:style-name="T14">https://www.codewars.com/</text:span></text:a> utilizando el lenguaje Dart. <text:span text:style-name="T15">Estos 15 ejercicios deben ser 10 de nivel 8 (más fáciles) y 5 ejercicios MÍNIMO de nivel 7 (algo más difícil).</text:span> Una vez completados, se concertará una cita de evaluación con el profesorado para realizar una defensa oral de las soluciones, explicando las mismas y además la realización en directo de otros problemas que indique el profesor.</text:p>
      <text:p text:style-name="P9"><text:span text:style-name="T15">La calificación final del proyecto será Apto o No Apto.</text:span></text:p>
      <text:p text:style-name="Heading_20_1"><text:bookmark text:name="_vswm7y1batav"/>3. Normas de realización OBLIGATORIAS</text:p>
      <text:p text:style-name="P9"><text:span text:style-name="T15">¡ATENCIÓN! ESTE ES UN TRABAJO ESTRICTAMENTE INDIVIDUAL.</text:span></text:p>
      <text:p text:style-name="P9"><text:span text:style-name="T15">QUEDA TERMINANTEMENTE PROHIBIDO:</text:span></text:p>
      <text:list xml:id="list2294342504" text:style-name="WWNum3">
        <text:list-item>
          <text:p text:style-name="P24">Utilizar cualquier tipo de Asistente de IA Generativa para generar código, explicaciones, comentarios o cualquier parte del proyecto. Esto incluye, pero no se limita a: GitHub Copilot, ChatGPT, DeepSeek, Grok, Gemini, Claude, Gwen, Kimi, etc.</text:p>
        </text:list-item>
        <text:list-item>
          <text:p text:style-name="P30">Cualquier otra herramienta similar basada en modelos de lenguaje grande (LLM).</text:p>
        </text:list-item>
        <text:list-item>
          <text:p text:style-name="P30">Utilizar código escrito por otras personas. Esto incluye:</text:p>
          <text:list>
            <text:list-item>
              <text:p text:style-name="P40">Copiar soluciones de otros usuarios en CodeWars o en cualquier otro foro o página web.</text:p>
            </text:list-item>
            <text:list-item>
              <text:p text:style-name="P40">Reutilizar código de compañeros de clase (ya sea de la misma edición o de anteriores).</text:p>
            </text:list-item>
            <text:list-item>
              <text:p text:style-name="P40">Utilizar soluciones obtenidas a través de cualquier medio que no sea el propio trabajo intelectual.</text:p>
            </text:list-item>
          </text:list>
        </text:list-item>
        <text:list-item>
          <text:p text:style-name="P30">Recibir ayuda humana externa, excepto para:</text:p>
          <text:list>
            <text:list-item>
              <text:p text:style-name="P40">Consultas específicas al profesorado sobre conceptos, dudas de enunciados o problemas técnicos con las herramientas.</text:p>
            </text:list-item>
          </text:list>
        </text:list-item>
        <text:list-item>
          <text:p text:style-name="P30">Se puede y recomienda:</text:p>
          <text:list>
            <text:list-item>
              <text:p text:style-name="P40">Consultar la documentación oficial de Dart (dart.dev).</text:p>
            </text:list-item>
            <text:list-item>
              <text:p text:style-name="P41">Buscar información en Stack Overflow o foros similares únicamente sobre errores de sintaxis o conceptos específicos del lenguaje, NUNCA sobre la solución específica a un kata.</text:p>
            </text:list-item>
          </text:list>
        </text:list-item>
      </text:list>
      <text:p text:style-name="P9"><text:span text:style-name="T15">Cualquier incumplimiento de estas normas supondrá la calificación automática de NO APTO en el proyecto y podrá conllevar medidas disciplinarias según el reglamento académico.</text:span></text:p>
      <text:p text:style-name="P10"/>
      <text:p text:style-name="P10"/>
      <text:p text:style-name="Heading_20_1"><text:bookmark text:name="_594gidfoncy2"/>4. Instrucciones detalladas</text:p>
      <text:p text:style-name="P9"><text:span text:style-name="T9">a) Selección y Completado de Katas (Fase de Ejecución)</text:span></text:p>
      <text:p text:style-name="P9"><text:soft-page-break/>El alumnado es responsable de seleccionar katas que aborden una variedad de conceptos fundamentales de Dart y de programación (ej: listas, mapas, funciones de orden superior, manejo de strings, clases, etc.).</text:p>
      <text:p text:style-name="P9">Cada solución debe ser el código que pasa todos los tests propuestos por CodeWars para ese kata en concreto.</text:p>
      <text:p text:style-name="P9">El código debe incluir abundantes comentarios que expliquen:</text:p>
      <text:list xml:id="list2660926224" text:style-name="WWNum2">
        <text:list-item>
          <text:p text:style-name="P25">La lógica general de la solución</text:p>
        </text:list-item>
        <text:list-item>
          <text:p text:style-name="P31">El propósito de funciones y bloques de código complejos</text:p>
        </text:list-item>
        <text:list-item>
          <text:p text:style-name="P31">La justificación de enfoques algorítmicos específicos</text:p>
        </text:list-item>
        <text:list-item>
          <text:p text:style-name="P35">El funcionamiento de estructuras de datos utilizadas</text:p>
        </text:list-item>
      </text:list>
      <text:p text:style-name="P9">Se debe crear un repositorio Git privado (en GitHub, GitLab o similar) que contenga los 15 programas de Dart, cada uno en su propio archivo (ej: kata_1.dart, kata_2.dart). El nombre del archivo debe permitir identificar fácilmente el kata resuelto (usando el nombre o ID del kata de CodeWars).</text:p>
      <text:p text:style-name="P9">El repositorio debe ser compartido en modo de acceso privado con la cuenta del profesorado antes de la sesión de evaluación.</text:p>
      <text:p text:style-name="P9"><text:span text:style-name="T9">b) Defensa oral y evaluación (Fase de Defensa)</text:span></text:p>
      <text:p text:style-name="P9">El alumnado deberá concertar una cita con el profesorado para la defensa oral.</text:p>
      <text:p text:style-name="P9">Durante la sesión, el profesorado seleccionará de forma aleatoria o dirigida un subconjunto de los 15 katas presentados.</text:p>
      <text:p text:style-name="P9">El alumnado deberá estar preparado para:</text:p>
      <text:list xml:id="list1827653985" text:style-name="WWNum5">
        <text:list-item>
          <text:p text:style-name="P26">Explicar su solución: Desglosar el código, justificar la lógica utilizada y el porqué de las estructuras de datos y funciones elegidas.</text:p>
        </text:list-item>
        <text:list-item>
          <text:p text:style-name="P32">Recibir feedback y realizar modificaciones en tiempo real: El profesorado podrá solicitar modificaciones concretas al código (ej: "¿Cómo harías para que fuera más eficiente?", "Refactoriza este bucle usando una función de orden superior", "Modifica la solución para que maneje este caso límite").</text:p>
        </text:list-item>
        <text:list-item>
          <text:p text:style-name="P32">Demostrar comprensión: Responder a preguntas teóricas sobre los conceptos de Dart aplicados en sus soluciones.</text:p>
        </text:list-item>
        <text:list-item>
          <text:p text:style-name="P36">Justificar los comentarios: Explicar por qué se incluyeron comentarios específicos y cómo ayudan a la comprensión del código.</text:p>
        </text:list-item>
      </text:list>
      <text:p text:style-name="P42"><text:span text:style-name="T9">En la misma sesión, el profesor pedirá que resuelvan en directo uno o varios ejercicios de Codewars</text:span>, con el fin de evaluar la aplicación práctica de los conocimientos adquiridos en programación.</text:p>
      <text:p text:style-name="Heading_20_1"><text:bookmark text:name="_1gybe23tfom2"/>5. Criterios de evaluación (Apto/No apto)</text:p>
      <text:p text:style-name="P9">Para obtener la calificación de APTO, el estudiante debe demostrar:</text:p>
      <text:list xml:id="list4146581754" text:style-name="WWNum4">
        <text:list-item>
          <text:p text:style-name="P27">Autenticidad y originalidad: El trabajo debe ser claramente propio y original, sin rastros de uso de IA o ayuda no permitida.</text:p>
        </text:list-item>
        <text:list-item>
          <text:p text:style-name="P33">Completitud: Haber resuelto correctamente los 15 katas, con código que supere todos los tests en CodeWars. Estos 15 ejercicios deben ser 10 de nivel 8 (más fáciles) y 5 ejercicios mínimo de nivel 7 (algo más difícil)</text:p>
        </text:list-item>
        <text:list-item>
          <text:p text:style-name="P33">Documentación: El código debe incluir comentarios abundantes y significativos que faciliten la comprensión de las soluciones.</text:p>
        </text:list-item>
        <text:list-item>
          <text:p text:style-name="P33">Comprensión: Ser capaz de explicar claramente la lógica y el funcionamiento de las soluciones seleccionadas por el profesorado.</text:p>
        </text:list-item>
        <text:list-item>
          <text:p text:style-name="P33">Capacidad de Adaptación: Poder modificar su código siguiendo las indicaciones del profesorado durante la sesión de defensa, demostrando flexibilidad y dominio práctico del lenguaje.</text:p>
        </text:list-item>
        <text:list-item>
          <text:p text:style-name="P33">Calidad del Código: El código debe estar formateado correctamente, ser legible, seguir las convenciones básicas de Dart y estar adecuadamente comentado.</text:p>
        </text:list-item>
        <text:list-item>
          <text:p text:style-name="P33"><text:soft-page-break/>Capacidad de resolver nuevos problemas de Codewars en directo ante el profesorado.</text:p>
        </text:list-item>
        <text:list-item>
          <text:p text:style-name="P39"><text:span text:style-name="T9">Resolución práctica en directo:</text:span> Capacidad para resolver uno o varios ejercicios de Codewars de nivel mínimo 7 durante la defensa oral, aplicando correctamente conceptos y técnicas aprendidas.</text:p>
        </text:list-item>
      </text:list>
      <text:p text:style-name="P9">La calificación de NO APTO se asignará si:</text:p>
      <text:list xml:id="list2619880332" text:style-name="WWNum6">
        <text:list-item>
          <text:p text:style-name="P28">Se detecta el uso de IA o ayuda no permitida.</text:p>
        </text:list-item>
        <text:list-item>
          <text:p text:style-name="P34">No se completan los 15 katas.</text:p>
        </text:list-item>
        <text:list-item>
          <text:p text:style-name="P34">El código no supera los tests de CodeWars.</text:p>
        </text:list-item>
        <text:list-item>
          <text:p text:style-name="P34">El código carece de comentarios adecuados o estos son insuficientes para entender las soluciones.</text:p>
        </text:list-item>
        <text:list-item>
          <text:p text:style-name="P34">El alumnado no es capaz de explicar sus propias soluciones.</text:p>
        </text:list-item>
        <text:list-item>
          <text:p text:style-name="P34">El alumnado no puede realizar modificaciones simples solicitadas por el profesorado durante la defensa.</text:p>
        </text:list-item>
        <text:list-item>
          <text:p text:style-name="P34">El repositorio no es accesible para el profesorado en el momento de la evaluación.</text:p>
        </text:list-item>
        <text:list-item>
          <text:p text:style-name="P37"><text:span text:style-name="T9">Si no logra resolver en directo uno o varios ejercicios de Codewars </text:span>que le pide el profesor.</text:p>
        </text:list-item>
      </text:list>
      <text:p text:style-name="Heading_20_1"><text:bookmark text:name="_8owcssx7s2n5"/>6. Entregables</text:p>
      <text:list xml:id="list3634082555" text:style-name="WWNum1">
        <text:list-item>
          <text:p text:style-name="P29">Repositorio Git Privado: Conteniendo los 15 archivos .dart con las soluciones adecuadamente comentadas. Debe estar compartido con el profesorado con permisos de acceso necesarios para su revisión.</text:p>
        </text:list-item>
        <text:list-item>
          <text:p text:style-name="P38">Asistencia y participación activa en la sesión de defensa oral en la fecha y hora acordadas.</text:p>
        </text:list-item>
      </text:list>
      <text:p text:style-name="P11"/>
      <text:p text:style-name="P9"><text:span text:style-name="T9">Consejo:</text:span> Este proyecto está diseñado para evaluar tu aprendizaje y tu capacidad para resolver problemas. Los comentarios no deben ser redundantes (evitar "incrementa i en 1") sino explicativos ("// Encuentra el primer número primo en el rango usando la Criba de Eratóstenes").</text:p>
      <text:p text:style-name="P9"/>
      <text:p text:style-name="P9">La mejor preparación es practicar explicando tu código en voz alta y entender profundamente por qué tomaste cada decisión de codifica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 <text:tab/> <text:s text:c="59"/>Proyecto entregable 02 - Codificando con Dart - Unidad 07</text:span></text:p>
      </style:header>
      <style:footer>
        <text:p text:style-name="MP4"><text:span text:style-name="MT1">CFGS DAM<text:tab/><text:tab/>Proyecto 02 - Pá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5" meta:paragraph-count="87" meta:word-count="1271" meta:character-count="8177" meta:non-whitespace-character-count="6962"/>
    <meta:generator>LibreOfficeDev/6.0.5.2$Linux_X86_64 LibreOffice_project/</meta:generator>
  </office:meta>
</office:document-meta>
</file>